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8.355cm" table:align="margins"/>
    </style:style>
    <style:style style:name="Tabla1.A" style:family="table-column">
      <style:table-column-properties style:column-width="3.671cm" style:rel-column-width="13107*"/>
    </style:style>
    <style:style style:name="Tabla1.A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8.355cm" table:align="margins"/>
    </style:style>
    <style:style style:name="Tabla2.A" style:family="table-column">
      <style:table-column-properties style:column-width="3.671cm" style:rel-column-width="13107*"/>
    </style:style>
    <style:style style:name="Tabla2.A1" style:family="table-cell">
      <style:table-cell-properties style:vertical-align="middle" fo:padding="0.097cm" fo:border="0.002cm solid #000000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CENCIATURA EN CIENCIAS DE LA COMPUTACIÓN </text:p>
      <text:p text:style-name="P5">PROFESORADO EN INFORMÁTICA </text:p>
      <text:p text:style-name="P1"/>
      <text:p text:style-name="P1"/>
      <text:p text:style-name="P4">1º AÑO</text:p>
      <text:p text:style-name="P1"/>
      <text:p text:style-name="P1"/>
      <table:table table:name="Tabla1" table:style-name="Tabla1">
        <table:table-column table:style-name="Tabla1.A" table:number-columns-repeated="5"/>
        <table:table-row>
          <table:table-cell table:style-name="Tabla1.A1" table:number-columns-spanned="5" office:value-type="string">
            <text:p text:style-name="P8">MÓDULO I - Mañan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9">Lunes</text:p>
          </table:table-cell>
          <table:table-cell table:style-name="Tabla1.A2" office:value-type="string">
            <text:p text:style-name="P9">Martes</text:p>
          </table:table-cell>
          <table:table-cell table:style-name="Tabla1.A2" office:value-type="string">
            <text:p text:style-name="P9">Miércoles</text:p>
          </table:table-cell>
          <table:table-cell table:style-name="Tabla1.A2" office:value-type="string">
            <text:p text:style-name="P9">Jueves</text:p>
          </table:table-cell>
          <table:table-cell table:style-name="Tabla1.E2" office:value-type="string">
            <text:p text:style-name="P9">Viernes</text:p>
          </table:table-cell>
        </table:table-row>
        <table:table-row>
          <table:table-cell table:style-name="Tabla1.A2" office:value-type="string">
            <text:p text:style-name="P9">Elementos de Algebra</text:p>
            <text:p text:style-name="P10">09:00 – 12:00 hs.</text:p>
            <text:p text:style-name="P10">Aula 43</text:p>
          </table:table-cell>
          <table:table-cell table:style-name="Tabla1.A2" office:value-type="string">
            <text:p text:style-name="P9">Resolución de Problemas y Algoritmos </text:p>
            <text:p text:style-name="P10">(Práctica)</text:p>
            <text:p text:style-name="P10">08:00 – 10:00 hs.</text:p>
            <text:p text:style-name="P10">Lab. I y II</text:p>
          </table:table-cell>
          <table:table-cell table:style-name="Tabla1.A2" office:value-type="string">
            <text:p text:style-name="P9">Elementos de Algebra</text:p>
            <text:p text:style-name="P10">09:00 – 12:00 hs.</text:p>
            <text:p text:style-name="P10">Aula 43</text:p>
          </table:table-cell>
          <table:table-cell table:style-name="Tabla1.A2" office:value-type="string">
            <text:p text:style-name="P9">Resolución de Problemas y Algoritmos </text:p>
            <text:p text:style-name="P10">(Teoría)</text:p>
            <text:p text:style-name="P10">08:00 – 10:00 hs.</text:p>
            <text:p text:style-name="P10">Aula 42</text:p>
          </table:table-cell>
          <table:table-cell table:style-name="Tabla1.E2" office:value-type="string">
            <text:p text:style-name="P9">Resolución de Problemas y Algoritmos </text:p>
            <text:p text:style-name="P10">(Práctica)</text:p>
            <text:p text:style-name="P10">08:00 – 10:00 hs.</text:p>
            <text:p text:style-name="P10">Lab. I y II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9">Introducción a la Computación</text:p>
            <text:p text:style-name="P10">10:00 – 12:00 hs.</text:p>
            <text:p text:style-name="P10">Aula 16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9">Modelos y Sistemas de Información</text:p>
            <text:p text:style-name="P10">(Práctica)</text:p>
            <text:p text:style-name="P10">10:00 – 12:00 hs.</text:p>
            <text:p text:style-name="P10">Aula 42</text:p>
          </table:table-cell>
          <table:table-cell table:style-name="Tabla1.E2" office:value-type="string">
            <text:p text:style-name="P9">Introducción a la Computación</text:p>
            <text:p text:style-name="P10">10:00 – 12:00 hs.</text:p>
            <text:p text:style-name="P10">Aula 43</text:p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9">Modelos y Sistemas de Información</text:p>
            <text:p text:style-name="P10">(Teoría)</text:p>
            <text:p text:style-name="P10">13:00 – 15:00 hs.</text:p>
            <text:p text:style-name="P10">Aula 53</text:p>
          </table:table-cell>
          <table:table-cell table:style-name="Tabla1.E2" office:value-type="string">
            <text:p text:style-name="P10"/>
          </table:table-cell>
        </table:table-row>
      </table:table>
      <text:p text:style-name="P1"/>
      <text:p text:style-name="Standard"/>
      <text:p text:style-name="P3"><text:span text:style-name="T1"/></text:p>
      <table:table table:name="Tabla2" table:style-name="Tabla2">
        <table:table-column table:style-name="Tabla2.A" table:number-columns-repeated="5"/>
        <table:table-row>
          <table:table-cell table:style-name="Tabla2.A1" table:number-columns-spanned="5" office:value-type="string">
            <text:p text:style-name="P8">MÓDULO II - Tard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9">Lunes</text:p>
          </table:table-cell>
          <table:table-cell table:style-name="Tabla2.A2" office:value-type="string">
            <text:p text:style-name="P9">Martes</text:p>
          </table:table-cell>
          <table:table-cell table:style-name="Tabla2.A2" office:value-type="string">
            <text:p text:style-name="P9">Miércoles</text:p>
          </table:table-cell>
          <table:table-cell table:style-name="Tabla2.A2" office:value-type="string">
            <text:p text:style-name="P9">Jueves</text:p>
          </table:table-cell>
          <table:table-cell table:style-name="Tabla2.E2" office:value-type="string">
            <text:p text:style-name="P9">Viernes</text:p>
          </table:table-cell>
        </table:table-row>
        <table:table-row>
          <table:table-cell table:style-name="Tabla2.A2" office:value-type="string">
            <text:p text:style-name="P9">Elementos de Algebra</text:p>
            <text:p text:style-name="P10">12:00 – 15:00 hs.</text:p>
            <text:p text:style-name="P10">Aula 105</text:p>
          </table:table-cell>
          <table:table-cell table:style-name="Tabla2.A2" office:value-type="string">
            <text:p text:style-name="P9">Modelos y Sistemas de Información</text:p>
            <text:p text:style-name="P10">(Teoría)</text:p>
            <text:p text:style-name="P10">13:00 – 15:00 hs.</text:p>
            <text:p text:style-name="P10">Aula 53</text:p>
          </table:table-cell>
          <table:table-cell table:style-name="Tabla2.A2" office:value-type="string">
            <text:p text:style-name="P9">Elementos de Algebra</text:p>
            <text:p text:style-name="P10">13:00 – 16:00 hs.</text:p>
            <text:p text:style-name="P10">Aula 15</text:p>
          </table:table-cell>
          <table:table-cell table:style-name="Tabla2.A2" office:value-type="string">
            <text:p text:style-name="P9">Introducción a la Computación</text:p>
            <text:p text:style-name="P10">13:00 – 15:00 hs.</text:p>
            <text:p text:style-name="P10">Aula 24</text:p>
          </table:table-cell>
          <table:table-cell table:style-name="Tabla2.E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9">Introducción a la Computación</text:p>
            <text:p text:style-name="P10">17:00 – 19:00 hs.</text:p>
            <text:p text:style-name="P10">Aula 13.1</text:p>
          </table:table-cell>
          <table:table-cell table:style-name="Tabla2.A2" office:value-type="string">
            <text:p text:style-name="P9">Resolución de Problemas y Algoritmos </text:p>
            <text:p text:style-name="P10">(Teoría)</text:p>
            <text:p text:style-name="P10">16:00 – 18:00 hs.</text:p>
            <text:p text:style-name="P10">Aula 41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>Modelos y Sistemas de Información</text:p>
            <text:p text:style-name="P10">(Práctica)</text:p>
            <text:p text:style-name="P10">15:00 – 17:00 hs.</text:p>
            <text:p text:style-name="P10">Aula 42</text:p>
          </table:table-cell>
          <table:table-cell table:style-name="Tabla2.E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9">Resolución de Problemas y Algoritmos </text:p>
            <text:p text:style-name="P10">(Práctica)</text:p>
            <text:p text:style-name="P10">18:00 – 20:00 hs.</text:p>
            <text:p text:style-name="P11">Lab. I y II</text:p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9"/>
          </table:table-cell>
          <table:table-cell table:style-name="Tabla2.E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489cm" fo:margin-left="1.39cm" fo:margin-right="1.2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viana </meta:initial-creator>
    <meta:creation-date>2013-03-06T16:07:27</meta:creation-date>
    <dc:date>2013-03-08T12:46:46</dc:date>
    <dc:creator>Viviana </dc:creator>
    <meta:editing-duration>PT1H43M32S</meta:editing-duration>
    <meta:editing-cycles>17</meta:editing-cycles>
    <meta:generator>LibreOffice/3.3$Linux LibreOffice_project/330m19$Build-301</meta:generator>
    <meta:printed-by>Viviana </meta:printed-by>
    <meta:print-date>2013-03-08T12:39:47</meta:print-date>
    <meta:document-statistic meta:table-count="2" meta:image-count="0" meta:object-count="0" meta:page-count="1" meta:paragraph-count="75" meta:word-count="219" meta:character-count="1194"/>
  </office:meta>
</office:document-meta>
</file>